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1" svg:font-family="'Lucida Console'" style:font-family-generic="modern" style:font-pitch="fixed"/>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paragraph-properties fo:text-align="center" style:justify-single-word="false"/>
      <style:text-properties style:font-name="Arial" fo:font-weight="bold" officeooo:rsid="001e8399" officeooo:paragraph-rsid="001e8399"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officeooo:paragraph-rsid="001e8399"/>
    </style:style>
    <style:style style:name="P6" style:family="paragraph" style:parent-style-name="Standard">
      <style:text-properties style:font-name="Arial" officeooo:paragraph-rsid="001f486e"/>
    </style:style>
    <style:style style:name="P7" style:family="paragraph" style:parent-style-name="Standard">
      <style:text-properties style:font-name="Arial" officeooo:paragraph-rsid="00208603"/>
    </style:style>
    <style:style style:name="P8" style:family="paragraph" style:parent-style-name="Standard">
      <style:text-properties style:font-name="Lucida Console" fo:background-color="#eeeeee"/>
    </style:style>
    <style:style style:name="P9" style:family="paragraph" style:parent-style-name="Standard">
      <style:text-properties officeooo:paragraph-rsid="001e8399"/>
    </style:style>
    <style:style style:name="P10" style:family="paragraph" style:parent-style-name="Standard">
      <style:text-properties officeooo:paragraph-rsid="001f486e"/>
    </style:style>
    <style:style style:name="P11" style:family="paragraph" style:parent-style-name="Standard">
      <style:text-properties officeooo:paragraph-rsid="00208603"/>
    </style:style>
    <style:style style:name="P12" style:family="paragraph" style:parent-style-name="Standard">
      <style:text-properties officeooo:rsid="00222276" officeooo:paragraph-rsid="00222276"/>
    </style:style>
    <style:style style:name="P13" style:family="paragraph" style:parent-style-name="Standard">
      <style:text-properties officeooo:paragraph-rsid="00222276"/>
    </style:style>
    <style:style style:name="P14" style:family="paragraph" style:parent-style-name="Standard">
      <style:text-properties officeooo:rsid="0026f257"/>
    </style:style>
    <style:style style:name="P15" style:family="paragraph" style:parent-style-name="Standard">
      <style:text-properties officeooo:rsid="0026f257" officeooo:paragraph-rsid="0026f257"/>
    </style:style>
    <style:style style:name="P16" style:family="paragraph" style:parent-style-name="Standard">
      <style:text-properties officeooo:rsid="0027c9c2" officeooo:paragraph-rsid="0027c9c2"/>
    </style:style>
    <style:style style:name="P17" style:family="paragraph" style:parent-style-name="Standard">
      <style:text-properties officeooo:paragraph-rsid="0027c9c2"/>
    </style:style>
    <style:style style:name="P18" style:family="paragraph" style:parent-style-name="Standard">
      <style:text-properties officeooo:rsid="00282630" officeooo:paragraph-rsid="00282630"/>
    </style:style>
    <style:style style:name="P19" style:family="paragraph" style:parent-style-name="Standard">
      <style:text-properties officeooo:rsid="002b10ed" officeooo:paragraph-rsid="002b10ed"/>
    </style:style>
    <style:style style:name="P20" style:family="paragraph" style:parent-style-name="Standard">
      <style:paragraph-properties fo:break-before="page"/>
    </style:style>
    <style:style style:name="P21" style:family="paragraph" style:parent-style-name="Standard">
      <style:paragraph-properties fo:background-color="#ffffff">
        <style:background-image/>
      </style:paragraph-properties>
    </style:style>
    <style:style style:name="P22" style:family="paragraph" style:parent-style-name="Standard" style:master-page-name="Standard">
      <style:paragraph-properties fo:text-align="center" style:justify-single-word="false" style:page-number="auto"/>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font-weight-complex="bold"/>
    </style:style>
    <style:style style:name="T3" style:family="text">
      <style:text-properties style:font-name="Arial" fo:font-weight="bold" style:font-weight-asian="bold" style:font-weight-complex="bold"/>
    </style:style>
    <style:style style:name="T4" style:family="text">
      <style:text-properties style:font-name="Arial" fo:font-weight="bold" officeooo:rsid="001e8399"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background-color="#eeeeee" loext:char-shading-value="0"/>
    </style:style>
    <style:style style:name="T7" style:family="text">
      <style:text-properties style:font-name="Arial" fo:font-style="normal" style:font-style-asian="normal" style:font-style-complex="normal"/>
    </style:style>
    <style:style style:name="T8" style:family="text">
      <style:text-properties style:font-name="Arial" fo:font-style="normal" officeooo:rsid="0027c9c2" style:font-style-asian="normal" style:font-style-complex="normal"/>
    </style:style>
    <style:style style:name="T9" style:family="text">
      <style:text-properties style:font-name="Arial" fo:font-style="normal" officeooo:rsid="00282630" style:font-style-asian="normal" style:font-style-complex="normal"/>
    </style:style>
    <style:style style:name="T10" style:family="text">
      <style:text-properties style:font-name="Arial" fo:font-weight="normal" style:font-weight-asian="normal" style:font-weight-complex="normal"/>
    </style:style>
    <style:style style:name="T11" style:family="text">
      <style:text-properties style:font-name="Arial" fo:font-weight="normal" officeooo:rsid="00222276" style:font-weight-asian="normal" style:font-weight-complex="normal"/>
    </style:style>
    <style:style style:name="T12" style:family="text">
      <style:text-properties style:font-name="Arial" fo:font-weight="normal" officeooo:rsid="0023e10b" style:font-weight-asian="normal" style:font-weight-complex="normal"/>
    </style:style>
    <style:style style:name="T13" style:family="text">
      <style:text-properties style:font-name="Arial" fo:font-weight="normal" officeooo:rsid="0029b89d" style:font-weight-asian="normal" style:font-weight-complex="normal"/>
    </style:style>
    <style:style style:name="T14" style:family="text">
      <style:text-properties style:font-name="Arial" fo:font-weight="normal" officeooo:rsid="002b1376" style:font-weight-asian="normal" style:font-weight-complex="normal"/>
    </style:style>
    <style:style style:name="T15" style:family="text">
      <style:text-properties style:font-name="Arial" fo:font-weight="normal" fo:background-color="#eeeeee" loext:char-shading-value="0" style:font-weight-asian="normal" style:font-weight-complex="normal"/>
    </style:style>
    <style:style style:name="T16" style:family="text">
      <style:text-properties style:font-name="Arial" officeooo:rsid="001e8399"/>
    </style:style>
    <style:style style:name="T17" style:family="text">
      <style:text-properties style:font-name="Arial" officeooo:rsid="001f486e"/>
    </style:style>
    <style:style style:name="T18" style:family="text">
      <style:text-properties style:font-name="Arial" officeooo:rsid="00222276"/>
    </style:style>
    <style:style style:name="T19" style:family="text">
      <style:text-properties style:font-name="Arial" officeooo:rsid="0023e10b"/>
    </style:style>
    <style:style style:name="T20" style:family="text">
      <style:text-properties style:font-name="Arial" officeooo:rsid="0027c9c2"/>
    </style:style>
    <style:style style:name="T21" style:family="text">
      <style:text-properties style:font-name="Arial" officeooo:rsid="00282630"/>
    </style:style>
    <style:style style:name="T22" style:family="text">
      <style:text-properties style:font-name="Lucida Console" fo:background-color="#eeeeee" loext:char-shading-value="0"/>
    </style:style>
    <style:style style:name="T23" style:family="text">
      <style:text-properties style:font-name="Lucida Console" fo:font-weight="normal" fo:background-color="#eeeeee" loext:char-shading-value="0" style:font-weight-asian="normal" style:font-weight-complex="normal"/>
    </style:style>
    <style:style style:name="T24" style:family="text">
      <style:text-properties style:font-name="Lucida Console1" fo:font-weight="normal" fo:background-color="#eeeeee" loext:char-shading-value="0" style:font-weight-asian="normal" style:font-weight-complex="normal"/>
    </style:style>
    <style:style style:name="T25" style:family="text">
      <style:text-properties style:font-name="Lucida Console1" fo:font-weight="normal" officeooo:rsid="0023e10b" fo:background-color="#eeeeee" loext:char-shading-value="0" style:font-weight-asian="normal" style:font-weight-complex="normal"/>
    </style:style>
    <style:style style:name="T26" style:family="text">
      <style:text-properties style:font-name="Lucida Console1"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Good Coding Habits</text:span></text:p>
      <text:p text:style-name="P1"/>
      <text:p text:style-name="P3">Part 1: Meaningful Names</text:p>
      <text:p text:style-name="P2"/>
      <text:p text:style-name="Standard"><text:span text:style-name="T3">Foreword</text:span></text:p>
      <text:p text:style-name="P1"/>
      <text:p text:style-name="Standard"><text:span text:style-name="T1">Hello readers.</text:span></text:p>
      <text:p text:style-name="P1"/>
      <text:p text:style-name="Standard"><text:span text:style-name="T1">I've never actually written a magazine article before and I usually have a bit of an odd writing style, so this will be interesting to say the least.</text:span></text:p>
      <text:p text:style-name="P10"><text:span text:style-name="T1">(I was also going to say I'll try not to write a text-wall, but in a way that's what magazine articles are supposed to be, right?)</text:span></text:p>
      <text:p text:style-name="P10"><text:span text:style-name="T1"/></text:p>
      <text:p text:style-name="P10"><text:span text:style-name="T16">W</text:span><text:span text:style-name="T1">hile this article is aimed mainly at beginners, I'd recommend reading it even if you aren't a beginner. Even the smartest of people can write code that's hard to follow, and I doubt there is someone out there who wouldn't benefit from being reminded about some good coding habits.</text:span></text:p>
      <text:p text:style-name="P6"/>
      <text:p text:style-name="P10"><text:span text:style-name="T17">T</text:span><text:span text:style-name="T1">his article is going to be all about 'good coding habits', which </text:span><text:span text:style-name="T17">means it's going to be full of tips that should make your code</text:span><text:span text:style-name="T1"> easier to read, easier to work with and easier to maintain.</text:span></text:p>
      <text:p text:style-name="P10"><text:span text:style-name="T1">Writing good code does involve some effort, but others will thank you for it, and hopefully you'll also see the benefits.</text:span></text:p>
      <text:p text:style-name="P10"><text:span text:style-name="T1">As an added bonus, most of these techniques are transferable skills that will help you when programming things other than the Arduboy and in other programming languages.</text:span></text:p>
      <text:p text:style-name="P6"/>
      <text:p text:style-name="Standard"><text:span text:style-name="T1">Anyway, here goes my first ever article.</text:span></text:p>
      <text:p text:style-name="P11"><text:span text:style-name="T4"/></text:p>
      <text:p text:style-name="P11"><text:span text:style-name="T4">Introduction</text:span></text:p>
      <text:p text:style-name="P7"/>
      <text:p text:style-name="P11"><text:span text:style-name="T20">This first part is about using meaningful names. </text:span><text:span text:style-name="T1">I've noticed that beginners (and sometimes even experienced programmers) have a habit of not giving their variables very good names.</text:span></text:p>
      <text:p text:style-name="P7"/>
      <text:p text:style-name="P11"><text:span text:style-name="T1">Sometimes people get lazy and can't be bothered to type out long words so they just use shortened versions. Sometimes people just don't know what to call their variable. In fairness, it's widely accepted by programmers that naming things can be really hard, but it is important for writing readable code so it deserves care and attention.</text:span></text:p>
      <text:p text:style-name="P7"/>
      <text:p text:style-name="P7">So I'm going to try my best to offer some advice on what makes a good name and how you can become a better namer.</text:p>
      <text:p text:style-name="Standard"><text:span text:style-name="T1"/></text:p>
      <text:p text:style-name="P1"/>
      <text:p text:style-name="P2"/>
      <text:p text:style-name="P20"><text:span text:style-name="T3">Tip 1: Use Nouns And Verbs</text:span></text:p>
      <text:p text:style-name="P1"/>
      <text:p text:style-name="Standard"><text:span text:style-name="T1">To start with, there's one very easy way you can improve the readability of your code.</text:span></text:p>
      <text:p text:style-name="P1"/>
      <text:p text:style-name="Standard"><text:span text:style-name="T1">M</text:span><text:span text:style-name="T5">ake sure all your variables are nouns (or 'thing words') and all your functions are verbs (or 'doing words')</text:span><text:span text:style-name="T1">.</text:span></text:p>
      <text:p text:style-name="P1"/>
      <text:p text:style-name="Standard"><text:span text:style-name="T1">In programming, a variable is by its very nature a 'thing'.</text:span></text:p>
      <text:p text:style-name="Standard"><text:span text:style-name="T1">It's some sort of object, a block of data, maybe a number or a representation of a sprite.</text:span></text:p>
      <text:p text:style-name="P21"><text:span text:style-name="T1">Variables don't 'do' anything, they just sit there. For a variable to 'do' anything is has to be altered by an operator (e.g. </text:span><text:span text:style-name="T22">=</text:span><text:span text:style-name="T1">, </text:span><text:span text:style-name="T22">+</text:span><text:span text:style-name="T1">, </text:span><text:span text:style-name="T22">-</text:span><text:span text:style-name="T1"> etc.) or by a function.</text:span></text:p>
      <text:p text:style-name="P1"/>
      <text:p text:style-name="Standard"><text:span text:style-name="T1">For example, say I want to add 5 to an integer:</text:span></text:p>
      <text:p text:style-name="P1"/>
      <text:p text:style-name="Standard"><text:span text:style-name="T22">variable = variable + 5;</text:span></text:p>
      <text:p text:style-name="P1"/>
      <text:p text:style-name="Standard"><text:span text:style-name="T1">The variable doesn't do the adding, the variable is just the place where the number is stored. Instead, the addition operator </text:span><text:span text:style-name="T22">+</text:span><text:span text:style-name="T1"> is used to take the variable's value and add 5 to it to create a new value and then the assignment operator </text:span><text:span text:style-name="T22">=</text:span><text:span text:style-name="T1"> takes that value and puts that value back into the variable.</text:span></text:p>
      <text:p text:style-name="P1"/>
      <text:p text:style-name="Standard"><text:span text:style-name="T1">So naturally, since variables are in fact 'things' it makes sense that variables should be named with 'thing' words, e.g. </text:span><text:span text:style-name="T22">player</text:span><text:span text:style-name="T1">, </text:span><text:span text:style-name="T22">enemy</text:span><text:span text:style-name="T1">, </text:span><text:span text:style-name="T22">entity</text:span><text:span text:style-name="T1">, </text:span><text:span text:style-name="T22">gameState</text:span><text:span text:style-name="T1">.</text:span></text:p>
      <text:p text:style-name="Standard"><text:span text:style-name="T1">Functions on the other hand, should be named with 'doing' words, e.g. </text:span><text:span text:style-name="T22">update</text:span><text:span text:style-name="T1">, </text:span><text:span text:style-name="T22">draw</text:span><text:span text:style-name="T1">, </text:span><text:span text:style-name="T22">addHealth</text:span><text:span text:style-name="T1">, </text:span><text:span text:style-name="T22">checkForWin</text:span></text:p>
      <text:p text:style-name="P1"/>
      <text:p text:style-name="Standard"><text:span text:style-name="T3">Tip 2: Use Descriptive Names</text:span></text:p>
      <text:p text:style-name="P1"/>
      <text:p text:style-name="Standard"><text:span text:style-name="T1">For beginners, it's especially common to think about what a variable is rather than thinking about what it's used for. I've seen quite a few beginners working on their first attempt at doing some maths in code and decide to call their variable </text:span><text:span text:style-name="T22">number</text:span><text:span text:style-name="T1"> or </text:span><text:span text:style-name="T22">number1</text:span><text:span text:style-name="T1">. That's fine for a first attempt, but you shouldn't be doing that in production code.</text:span></text:p>
      <text:p text:style-name="P1"/>
      <text:p text:style-name="Standard"><text:span text:style-name="T5">When picking a name for something, you should pick a name that reflects what the purpose of that thing is.</text:span></text:p>
      <text:p text:style-name="P1"/>
      <text:p text:style-name="Standard"><text:span text:style-name="T1">For example, call your </text:span><text:span text:style-name="T22">Arduboy2</text:span><text:span text:style-name="T1"> variable </text:span><text:span text:style-name="T22">arduboy</text:span><text:span text:style-name="T1">, because that's what it represents.</text:span></text:p>
      <text:p text:style-name="Standard"><text:span text:style-name="T1">If you've got a variable to store the player's name, call it </text:span><text:span text:style-name="T22">playerName</text:span><text:span text:style-name="T1">.</text:span></text:p>
      <text:p text:style-name="Standard"><text:span text:style-name="T1">If you have an object representing the player, don't call it </text:span><text:span text:style-name="T22">myHero</text:span><text:span text:style-name="T1">, call it </text:span><text:span text:style-name="T22">player</text:span><text:span text:style-name="T1">.</text:span></text:p>
      <text:p text:style-name="Standard"><text:span text:style-name="T1">If you're calculating the distance between a player and an enemy then </text:span><text:span text:style-name="T22">distance</text:span><text:span text:style-name="T1"> is probably a good name, although </text:span><text:span text:style-name="T22">distanceToEnemy</text:span><text:span text:style-name="T1"> would be much more descriptive even if it's a bit more typing.</text:span></text:p>
      <text:p text:style-name="P1"/>
      <text:p text:style-name="Standard"><text:span text:style-name="T1">If you've got a boolean variable, you should try to name it with words like 'is' or 'can', for example i</text:span><text:span text:style-name="T22">sOnGround</text:span><text:span text:style-name="T1"> or </text:span><text:span text:style-name="T22">canFly</text:span><text:span text:style-name="T1">. Likewise you shouldn't use 'is' or 'can' for things that aren't boolean variables, for example if you have a counter that you use to do something special when it reaches zero, that shouldn't be a </text:span><text:span text:style-name="T22">canDoSomething</text:span><text:span text:style-name="T1"> variable because that isn't an accurate description of what it does, a better name would be something like </text:span><text:span text:style-name="T22">framesUntilSomething</text:span><text:span text:style-name="T6"> </text:span><text:span text:style-name="T1">– it's a counter, not a condition.</text:span></text:p>
      <text:p text:style-name="P1"/>
      <text:p text:style-name="Standard"><text:span text:style-name="T1">Another example, although this one is a bit more of a grey area: if you're writing an asteroids game and you're representing the ship's direction as an angle, don't call it </text:span><text:soft-page-break/><text:span text:style-name="T22">shipDirection</text:span><text:span text:style-name="T1">, call it </text:span><text:span text:style-name="T22">shipAngle</text:span><text:span text:style-name="T1"> so it's clearer that it's just an angle and not some other way of representing direction (e.g. a vector).</text:span></text:p>
      <text:p text:style-name="P1"/>
      <text:p text:style-name="Standard"><text:span text:style-name="T1">Using descriptive names gets more and more important as you start to write more advanced code, and sometimes it gets more difficult too.</text:span></text:p>
      <text:p text:style-name="Standard"><text:span text:style-name="T1">There are some incredibly complicated topics in programming so it really pays to be as clear as possible.</text:span></text:p>
      <text:p text:style-name="P1"/>
      <text:p text:style-name="Standard"><text:span text:style-name="T1">Remember, at some point you will stop working on a project and start doing other things. If you decide to come back to that project later and find you've forgotten everything and you haven't used very good names then you're going to be struggling to understand it. There's nothing worse than reading some code, wanting to scream “what moron wrote this? I can't understand any of it” and then suddenly realising “oh wait, it was me... oops”, and I'll freely admit I've been there, as I suspect many others have.</text:span></text:p>
      <text:p text:style-name="P1"/>
      <text:p text:style-name="Standard"><text:span text:style-name="T3">Tip 3: Avoid Short Names</text:span></text:p>
      <text:p text:style-name="P1"/>
      <text:p text:style-name="Standard"><text:span text:style-name="T1">Historically programming used short names because back 'ye olden days' computers didn't have much memory for storing source code and there weren't any fancy newfangled auto-complete systems. Also most programmers were mathematicians who were doing serious business 'computer science', so they had the mathematicians' habit of single-letter variables.</text:span></text:p>
      <text:p text:style-name="P1"/>
      <text:p text:style-name="Standard"><text:span text:style-name="T1">One of the biggest reasons I never got on very well with algebra (or mathematics in general) is that mathematicians love to give their variables single-letter names and it's not very helpful for understanding an equation. Take a random mathematical equation using single letters for variables and show it to a non-mathematician and they won't have the slightest clue what it's used for. The same is true for programming.</text:span></text:p>
      <text:p text:style-name="P4"/>
      <text:p text:style-name="Standard"><text:span text:style-name="T5">If most of your variables have one-letter names then your code will generally look confusing</text:span><text:span text:style-name="T1">.</text:span></text:p>
      <text:p text:style-name="P1"/>
      <text:p text:style-name="Standard"><text:span text:style-name="T1">For example, Einstein's famous equation could be written in code as</text:span></text:p>
      <text:p text:style-name="P1"/>
      <text:p text:style-name="Standard"><text:span text:style-name="T22">float e = pow(m * c, 2);</text:span></text:p>
      <text:p text:style-name="P8"/>
      <text:p text:style-name="Standard"><text:span text:style-name="T1">but it could be written much more descriptively as</text:span></text:p>
      <text:p text:style-name="P8"/>
      <text:p text:style-name="Standard"><text:span text:style-name="T22">float energy = (mass * lightSpeed) * (mass * lightSpeed);</text:span></text:p>
      <text:p text:style-name="P1"/>
      <text:p text:style-name="Standard"><text:span text:style-name="T1">Before the rewrite, most people would recognise the equation but not have a clue what it means, but after the rewrite it's </text:span><text:span text:style-name="T18">more </text:span><text:span text:style-name="T1">obvious that it's calculating the energy of something by multiplying the mass of something and the speed of light, then multiplying that value by itself. </text:span><text:span text:style-name="T7">Programming need not be rocket science! </text:span><text:span text:style-name="T1">(Or in this case theoretical physics.)</text:span></text:p>
      <text:p text:style-name="P1"/>
      <text:p text:style-name="Standard"><text:span text:style-name="T1">There are a few exceptions to this rule. For example, using </text:span><text:span text:style-name="T22">x</text:span><text:span text:style-name="T1"> and </text:span><text:span text:style-name="T22">y</text:span><text:span text:style-name="T1"> as coordinates and using </text:span><text:span text:style-name="T22">i</text:span><text:span text:style-name="T1"> and </text:span><text:span text:style-name="T22">j</text:span><text:span text:style-name="T1"> as loop variables are well established. Also in some cases where mathematical constants are involved (like Euler's number </text:span><text:span text:style-name="T22">e</text:span><text:span text:style-name="T1"> or the speed of light </text:span><text:span text:style-name="T22">c</text:span><text:span text:style-name="T1">) the recognised mathematical letter is acceptable.</text:span></text:p>
      <text:p text:style-name="P1"/>
      <text:p text:style-name="Standard"><text:span text:style-name="T1">Using contractions of larger words is a bit of a grey area.</text:span></text:p>
      <text:p text:style-name="P1"/>
      <text:p text:style-name="Standard"><text:span text:style-name="T1">Some people are fine with contracting </text:span><text:span text:style-name="T22">sprite</text:span><text:span text:style-name="T1"> to </text:span><text:span text:style-name="T22">spr</text:span><text:span text:style-name="T1">, </text:span><text:span text:style-name="T22">width</text:span><text:span text:style-name="T1"> to </text:span><text:span text:style-name="T22">w</text:span><text:span text:style-name="T1"> and </text:span><text:span text:style-name="T22">height</text:span><text:span text:style-name="T1"> to </text:span><text:span text:style-name="T22">h</text:span><text:span text:style-name="T1">.</text:span></text:p>
      <text:p text:style-name="Standard"><text:soft-page-break/><text:span text:style-name="T1">Personally I am against doing this because I think using the full names makes code easier to read because fully fledged words are easier to recognise.</text:span></text:p>
      <text:p text:style-name="P1"/>
      <text:p text:style-name="Standard"><text:span text:style-name="T1">(If you shorten </text:span><text:span text:style-name="T22">arduboy</text:span><text:span text:style-name="T1"> to </text:span><text:span text:style-name="T22">ab</text:span><text:span text:style-name="T1">, know that I am frowning at you right now, and also ducking under my desk to dodge the internet projectiles you're probably throwing at me.)</text:span></text:p>
      <text:p text:style-name="P1"/>
      <text:p text:style-name="Standard"><text:span text:style-name="T1">Importantly, remember that modern text editors and IDEs have auto-completion of words, so being too lazy to type long names is a poor excuse. Also, using smaller variable or function names doesn't actually save space – it might make your source code smaller but it won't affect the compiled code at all.</text:span></text:p>
      <text:p text:style-name="Standard"><text:span text:style-name="T1"/></text:p>
      <text:p text:style-name="P9"><text:span text:style-name="T3">Tip </text:span><text:span text:style-name="T4">4</text:span><text:span text:style-name="T3">: Keep Naming Consistent</text:span></text:p>
      <text:p text:style-name="P5"/>
      <text:p text:style-name="P13"><text:span text:style-name="T11">Lastly, when naming things it's important to keep your naming choices consistent.</text:span><text:span text:style-name="T10"> For example, if you were writing some functions involving USB communication, it's important to be consistent with the capitalisation of USB. If you wrote a function called </text:span><text:span text:style-name="T23">openUSB</text:span><text:span text:style-name="T10">, it would be confusing to then have another function called </text:span><text:span text:style-name="T23">closeUsb</text:span><text:span text:style-name="T10"> because you'd be using two different approaches to capitalisation.</text:span></text:p>
      <text:p text:style-name="P13"><text:span text:style-name="T10"/></text:p>
      <text:p text:style-name="P12"><text:span text:style-name="T10">Using acronyms in code is another one of those awkward grey areas. Sometimes </text:span><text:span text:style-name="T12">people prefer putting the letters all in capitals, such as </text:span><text:span text:style-name="T25">openUSB</text:span><text:span text:style-name="T12"> and </text:span><text:span text:style-name="T25">closeUSB</text:span><text:span text:style-name="T12">, and sometimes people prefer treating an acronym as its own word, like in </text:span><text:span text:style-name="T25">openUsb</text:span><text:span text:style-name="T12"> and </text:span><text:span text:style-name="T25">closeUsb</text:span><text:span text:style-name="T12">. Neither is right or wrong, but it's important that when you pick a naming pattern, you stick to it.</text:span></text:p>
      <text:p text:style-name="P12"><text:span text:style-name="T13"/></text:p>
      <text:p text:style-name="P19"><text:span text:style-name="T13">S</text:span><text:span text:style-name="T10">imilarly, it is important to keep the order of naming consistent. By which I mean don't mix </text:span><text:span text:style-name="T24">openUSB</text:span><text:span text:style-name="T10"> and </text:span><text:span text:style-name="T24">usbClose</text:span><text:span text:style-name="T10">, stick to using either </text:span><text:span text:style-name="T24">openUSB</text:span><text:span text:style-name="T10"> and </text:span><text:span text:style-name="T24">closeUSB</text:span><text:span text:style-name="T10"> or </text:span><text:span text:style-name="T24">usbOpen</text:span><text:span text:style-name="T10"> and </text:span><text:span text:style-name="T24">usbClose</text:span><text:span text:style-name="T10">. </text:span><text:span text:style-name="T14">When your names follow a distinct pattern it makes it much harder to make mistakes and much easier to remember names.</text:span></text:p>
      <text:p text:style-name="P1"/>
      <text:p text:style-name="Standard"><text:span text:style-name="T3">Summary</text:span></text:p>
      <text:p text:style-name="P14"><text:span text:style-name="T1"/></text:p>
      <text:p text:style-name="Standard"><text:span text:style-name="T1">Naming might be hard at times, but it's worth the effort to get it right. </text:span><text:span text:style-name="T19">Whether you code alone or in a team, giving your variables, functions and classes good meaningful names can be very helpful.</text:span></text:p>
      <text:p text:style-name="Standard"><text:span text:style-name="T19"/></text:p>
      <text:p text:style-name="P17"><text:span text:style-name="T20">Even if you do code alone, you might take a break from your project and forget all about it. Then six weeks down the line you rediscover your project and want to work on it again – that's going to be a lot easier if everything's clearly named. </text:span><text:span text:style-name="T8">The less time you </text:span><text:span text:style-name="T9">have to </text:span><text:span text:style-name="T8">spend </text:span><text:span text:style-name="T9">understanding</text:span><text:span text:style-name="T8"> your code, the more time you can spend writing games.</text:span></text:p>
      <text:p text:style-name="P15"><text:span text:style-name="T1"/></text:p>
      <text:p text:style-name="P16"><text:span text:style-name="T21">T</text:span><text:span text:style-name="T1">hen there's the matter of asking for help. Everyone needs help with their code sometimes, and when that time comes you wouldn't want the person helping you to have a hard time trying to understand your code. If your code is easy to read and easy to understand, that person helping you will be able to sort your problem a lot quicker than they would if your code was full of confusing names.</text:span></text:p>
      <text:p text:style-name="P16"><text:span text:style-name="T1"/></text:p>
      <text:p text:style-name="P18"><text:span text:style-name="T1">I think I'd like to end this with a relevant and somewhat profound quote from a well known programming book (that I've heard of but never read):</text:span></text:p>
      <text:p text:style-name="P16"><text:span text:style-name="T1"/></text:p>
      <text:p text:style-name="P18"><text:span text:style-name="T5">“Names are deeply meaningful to your brain, and misleading names add chaos to your code.” - </text:span><text:span text:style-name="T7">Andrew Hunt, 'The Pragmatic Program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1" svg:font-family="'Lucida Console'" style:font-family-generic="modern" style:font-pitch="fixed"/>
    <style:font-face style:name="Arial" svg:font-family="Arial"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7T03:37:31</meta:creation-date>
    <dc:language>en-GB</dc:language>
    <dc:date>2017-11-05T10:44:36.664000000</dc:date>
    <meta:editing-cycles>31</meta:editing-cycles>
    <meta:editing-duration>PT1H8M15S</meta:editing-duration>
    <meta:generator>LibreOffice/4.3.7.2$Windows_x86 LibreOffice_project/8a35821d8636a03b8bf4e15b48f59794652c68ba</meta:generator>
    <meta:document-statistic meta:table-count="0" meta:image-count="0" meta:object-count="0" meta:page-count="4" meta:paragraph-count="63" meta:word-count="1778" meta:character-count="10215" meta:non-whitespace-character-count="8497"/>
  </office:meta>
</office:document-meta>
</file>